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83cm" fo:min-width="0.39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83cm" fo:min-width="0.40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83cm" fo:min-width="0.428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2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1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6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3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95cm" svg:height="0.333cm" svg:x="5.817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3cm" svg:height="0.333cm" svg:x="8.517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8cm" svg:height="0.333cm" svg:x="14.951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2cm" svg:height="0.333cm" svg:x="10.422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1cm" svg:height="0.333cm" svg:x="9.48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2cm" svg:height="0.333cm" svg:x="12.22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1cm" svg:height="0.333cm" svg:x="11.285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6cm" svg:height="0.333cm" svg:x="17.77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23cm" svg:height="0.333cm" svg:x="16.81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27cm" svg:height="0.333cm" svg:x="14.07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20:53:02.704877685</dc:date>
    <meta:editing-duration>PT1H27M13S</meta:editing-duration>
    <meta:editing-cycles>25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5.16cm" svg:y="0cm" style:legend-expansion="custom" chartooo:width="15.84cm" chartooo:height="0.863cm" style:legend-expansion-aspect-ratio="18.3545770567787" chart:style-name="ch2"/>
        <chart:plot-area chart:style-name="ch3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6">
                <text:p>10.304161482096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1868193508528">
                <text:p>15.1868193508528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20.8402012201648">
                <text:p>20.8402012201648</text:p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3952723163002">
                <text:p>21.3952723163002</text:p>
              </table:table-cell>
            </table:table-row>
            <table:table-row>
              <table:table-cell office:value-type="string">
                <text:p>SWITCH(IPC=3.5)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2.940134983808">
                <text:p>12.940134983808</text:p>
              </table:table-cell>
              <table:table-cell office:value-type="float" office:value="14.7490287143304">
                <text:p>14.7490287143304</text:p>
              </table:table-cell>
              <table:table-cell office:value-type="float" office:value="14.3375290953877">
                <text:p>14.337529095387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3.0852964255305">
                <text:p>13.0852964255305</text:p>
              </table:table-cell>
              <table:table-cell office:value-type="float" office:value="14.4837432071475">
                <text:p>14.4837432071475</text:p>
              </table:table-cell>
              <table:table-cell office:value-type="float" office:value="14.4476192076911">
                <text:p>14.447619207691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134332069373">
                <text:p>24.7134332069373</text:p>
              </table:table-cell>
              <table:table-cell office:value-type="float" office:value="19.7737103960718">
                <text:p>19.773710396071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3.234602182884">
                <text:p>23.234602182884</text:p>
              </table:table-cell>
              <table:table-cell office:value-type="float" office:value="15.1735531053941">
                <text:p>15.1735531053941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4.2226966244637">
                <text:p>24.2226966244637</text:p>
              </table:table-cell>
              <table:table-cell office:value-type="float" office:value="NaN">
                <text:p>NaN</text:p>
              </table:table-cell>
              <table:table-cell office:value-type="float" office:value="17.4317532218477">
                <text:p>17.4317532218477</text:p>
              </table:table-cell>
            </table:table-row>
            <table:table-row>
              <table:table-cell office:value-type="string">
                <text:p>SWITCH(ISR=10)</text:p>
              </table:table-cell>
              <table:table-cell office:value-type="float" office:value="14.7297441935139">
                <text:p>14.7297441935139</text:p>
              </table:table-cell>
              <table:table-cell office:value-type="float" office:value="20.2430313852486">
                <text:p>20.2430313852486</text:p>
              </table:table-cell>
              <table:table-cell office:value-type="float" office:value="14.7479122940205">
                <text:p>14.7479122940205</text:p>
              </table:table-cell>
              <table:table-cell office:value-type="float" office:value="14.5262253960362">
                <text:p>14.5262253960362</text:p>
              </table:table-cell>
              <table:table-cell office:value-type="float" office:value="14.4938603868797">
                <text:p>14.4938603868797</text:p>
              </table:table-cell>
              <table:table-cell office:value-type="float" office:value="13.1462343690001">
                <text:p>13.1462343690001</text:p>
              </table:table-cell>
              <table:table-cell office:value-type="float" office:value="14.6771668048264">
                <text:p>14.6771668048264</text:p>
              </table:table-cell>
              <table:table-cell office:value-type="float" office:value="15.5991058372691">
                <text:p>15.599105837269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650276620874">
                <text:p>24.7650276620874</text:p>
              </table:table-cell>
              <table:table-cell office:value-type="float" office:value="18.6552525947961">
                <text:p>18.6552525947961</text:p>
              </table:table-cell>
              <table:table-cell office:value-type="float" office:value="19.5400645307137">
                <text:p>19.5400645307137</text:p>
              </table:table-cell>
              <table:table-cell office:value-type="float" office:value="22.4666225119392">
                <text:p>22.4666225119392</text:p>
              </table:table-cell>
              <table:table-cell office:value-type="float" office:value="23.1690385282888">
                <text:p>23.1690385282888</text:p>
              </table:table-cell>
              <table:table-cell office:value-type="float" office:value="15.427293314029">
                <text:p>15.427293314029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3.9859652089366">
                <text:p>23.9859652089366</text:p>
              </table:table-cell>
              <table:table-cell office:value-type="float" office:value="NaN">
                <text:p>NaN</text:p>
              </table:table-cell>
              <table:table-cell office:value-type="float" office:value="18.1765824935096">
                <text:p>18.1765824935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